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c311" officeooo:paragraph-rsid="0011c311"/>
    </style:style>
    <style:style style:name="T1" style:family="text">
      <style:text-properties officeooo:rsid="001325f1"/>
    </style:style>
    <style:style style:name="T2" style:family="text">
      <style:text-properties officeooo:rsid="0013d347"/>
    </style:style>
    <style:style style:name="T3" style:family="text">
      <style:text-properties officeooo:rsid="001766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6630" style:font-weight-asian="bold" style:font-weight-complex="bold"/>
    </style:style>
    <style:style style:name="T6" style:family="text">
      <style:text-properties officeooo:rsid="001aeaf2"/>
    </style:style>
    <style:style style:name="T7" style:family="text">
      <style:text-properties officeooo:rsid="001b61d5"/>
    </style:style>
    <style:style style:name="T8" style:family="text">
      <style:text-properties officeooo:rsid="001dff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C</text:span><text:span text:style-name="T4">riar a estrutura de diretorios</text:span><text:line-break/><text:span text:style-name="T6"># </text:span>ansible-galaxy init nginx<text:line-break/><text:span text:style-name="T6"># </text:span>a<text:span text:style-name="T1">n</text:span>sible-gala<text:span text:style-name="T8">x</text:span>y init mysql<text:line-break/><text:span text:style-name="T6"># </text:span>a<text:span text:style-name="T1">n</text:span>sible-gala<text:span text:style-name="T8">x</text:span>y init common<text:line-break/><text:span text:style-name="T6"># </text:span>a<text:span text:style-name="T1">n</text:span>sible-gala<text:span text:style-name="T8">x</text:span>y init php-fpm<text:line-break/><text:line-break/><text:span text:style-name="T7"># vim common/tasks/main.yml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08:28:08.321958463</meta:creation-date>
    <meta:generator>LibreOffice/5.3.6.1$Linux_X86_64 LibreOffice_project/30$Build-1</meta:generator>
    <dc:date>2018-05-26T15:33:18.959460517</dc:date>
    <meta:editing-duration>PT1H14M23S</meta:editing-duration>
    <meta:editing-cycles>8</meta:editing-cycles>
    <meta:document-statistic meta:table-count="0" meta:image-count="0" meta:object-count="0" meta:page-count="1" meta:paragraph-count="1" meta:word-count="24" meta:character-count="176" meta:non-whitespace-character-count="151"/>
  </office:meta>
</office:document-meta>
</file>